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メイリオ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e7e079"/>
    </style:style>
    <style:style style:name="P4" style:family="paragraph" style:parent-style-name="Standard">
      <style:text-properties officeooo:rsid="00c2778e" officeooo:paragraph-rsid="00c2778e"/>
    </style:style>
    <style:style style:name="P5" style:family="paragraph" style:parent-style-name="Title">
      <style:paragraph-properties fo:margin-left="0cm" fo:margin-right="0cm" fo:text-indent="0cm" style:auto-text-indent="false"/>
      <style:text-properties style:language-asian="ja" style:country-asian="JP"/>
    </style:style>
    <style:style style:name="P6" style:family="paragraph" style:parent-style-name="Standard" style:master-page-name="">
      <loext:graphic-properties draw:fill="none"/>
      <style:paragraph-properties fo:margin-left="2.499cm" fo:margin-right="0cm" fo:text-indent="-2cm" style:auto-text-indent="false" style:page-number="auto" fo:background-color="transparent" style:writing-mode="page"/>
    </style:style>
    <style:style style:name="P7" style:family="paragraph" style:parent-style-name="Text_20_body">
      <style:text-properties officeooo:rsid="00e7e079" officeooo:paragraph-rsid="00e7e079" style:language-asian="ja" style:country-asian="JP"/>
    </style:style>
    <style:style style:name="P8" style:family="paragraph" style:parent-style-name="Text_20_body">
      <style:text-properties officeooo:paragraph-rsid="00e7e079"/>
    </style:style>
    <style:style style:name="P9" style:family="paragraph" style:parent-style-name="Standard">
      <style:text-properties officeooo:rsid="00f8b953" officeooo:paragraph-rsid="00f8b953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Heading_20_1" style:list-style-name=""/>
    <style:style style:name="P14" style:family="paragraph" style:parent-style-name="Heading_20_1" style:list-style-name="">
      <style:text-properties style:language-asian="ja" style:country-asian="JP"/>
    </style:style>
    <style:style style:name="P15" style:family="paragraph" style:parent-style-name="Heading_20_1">
      <style:text-properties officeooo:rsid="00e7e079" officeooo:paragraph-rsid="00e7e079"/>
    </style:style>
    <style:style style:name="P16" style:family="paragraph" style:parent-style-name="Heading_20_1">
      <style:text-properties officeooo:paragraph-rsid="00f8b953"/>
    </style:style>
    <style:style style:name="P17" style:family="paragraph" style:parent-style-name="Heading_20_1">
      <style:text-properties officeooo:paragraph-rsid="00f9114b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style:language-asian="ja" style:country-asian="JP"/>
    </style:style>
    <style:style style:name="P20" style:family="paragraph" style:parent-style-name="Heading_20_1">
      <style:paragraph-properties fo:break-before="page"/>
      <style:text-properties officeooo:paragraph-rsid="00f9114b"/>
    </style:style>
    <style:style style:name="P21" style:family="paragraph" style:parent-style-name="Heading_20_2">
      <style:text-properties officeooo:rsid="00c2778e" officeooo:paragraph-rsid="00c2778e"/>
    </style:style>
    <style:style style:name="P22" style:family="paragraph" style:parent-style-name="Heading_20_2">
      <style:text-properties officeooo:rsid="00c2778e" officeooo:paragraph-rsid="00e7e079"/>
    </style:style>
    <style:style style:name="P23" style:family="paragraph" style:parent-style-name="Heading_20_2">
      <style:text-properties officeooo:rsid="00e9ae18"/>
    </style:style>
    <style:style style:name="P24" style:family="paragraph" style:parent-style-name="Heading_20_2">
      <style:text-properties officeooo:paragraph-rsid="00fb499d"/>
    </style:style>
    <style:style style:name="P25" style:family="paragraph" style:parent-style-name="Heading_20_2">
      <style:text-properties officeooo:paragraph-rsid="00fd616f"/>
    </style:style>
    <style:style style:name="P26" style:family="paragraph" style:parent-style-name="Heading_20_2">
      <style:paragraph-properties fo:margin-left="0cm" fo:margin-right="0cm" fo:text-indent="0cm" style:auto-text-indent="false"/>
      <style:text-properties fo:color="#000000" loext:opacity="100%" fo:font-weight="normal" officeooo:rsid="00e93b03" officeooo:paragraph-rsid="00e7e079" style:language-asian="ja" style:country-asian="JP" style:font-weight-asian="normal" style:font-weight-complex="normal"/>
    </style:style>
    <style:style style:name="P27" style:family="paragraph" style:parent-style-name="Text_20_body">
      <style:text-properties officeooo:rsid="00f8b953" officeooo:paragraph-rsid="00f8b953" style:language-asian="ja" style:country-asian="JP"/>
    </style:style>
    <style:style style:name="P28" style:family="paragraph" style:parent-style-name="Text_20_body">
      <style:text-properties officeooo:paragraph-rsid="00e7e079"/>
    </style:style>
    <style:style style:name="P29" style:family="paragraph" style:parent-style-name="Text_20_body">
      <style:text-properties officeooo:paragraph-rsid="00e9ae18"/>
    </style:style>
    <style:style style:name="P30" style:family="paragraph" style:parent-style-name="Text_20_body">
      <style:text-properties officeooo:paragraph-rsid="00f9114b"/>
    </style:style>
    <style:style style:name="P31" style:family="paragraph" style:parent-style-name="Text_20_body">
      <style:text-properties officeooo:paragraph-rsid="00fb499d"/>
    </style:style>
    <style:style style:name="P32" style:family="paragraph" style:parent-style-name="Text_20_body">
      <style:text-properties officeooo:paragraph-rsid="00fd3ffe"/>
    </style:style>
    <style:style style:name="P33" style:family="paragraph" style:parent-style-name="Text_20_body">
      <style:text-properties officeooo:rsid="00fd616f" officeooo:paragraph-rsid="00fd616f"/>
    </style:style>
    <style:style style:name="P34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20%" fo:text-indent="0cm" style:auto-text-indent="false" style:page-number="auto" fo:background-color="transparent" style:writing-mode="page"/>
      <style:text-properties officeooo:paragraph-rsid="00f8b953"/>
    </style:style>
    <style:style style:name="P35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20%" fo:text-indent="0cm" style:auto-text-indent="false" style:page-number="auto" fo:background-color="transparent" style:writing-mode="page"/>
      <style:text-properties officeooo:paragraph-rsid="00f8b953"/>
    </style:style>
    <style:style style:name="P36" style:family="paragraph" style:parent-style-name="Text_20_body">
      <loext:graphic-properties draw:fill="none"/>
      <style:paragraph-properties fo:margin-left="2.499cm" fo:margin-right="0cm" fo:margin-top="0cm" fo:margin-bottom="0.247cm" style:contextual-spacing="false" fo:line-height="120%" fo:text-indent="0cm" style:auto-text-indent="false" fo:background-color="transparent" style:writing-mode="page"/>
      <style:text-properties officeooo:paragraph-rsid="00f8b953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fd616f" officeooo:paragraph-rsid="00fd616f"/>
    </style:style>
    <style:style style:name="T1" style:family="text">
      <style:text-properties officeooo:rsid="00437a74"/>
    </style:style>
    <style:style style:name="T2" style:family="text">
      <style:text-properties officeooo:rsid="00c2778e"/>
    </style:style>
    <style:style style:name="T3" style:family="text">
      <style:text-properties officeooo:rsid="00e7e079"/>
    </style:style>
    <style:style style:name="T4" style:family="text">
      <style:text-properties officeooo:rsid="00f8138d"/>
    </style:style>
    <style:style style:name="T5" style:family="text">
      <style:text-properties officeooo:rsid="00f83dc9"/>
    </style:style>
    <style:style style:name="T6" style:family="text">
      <style:text-properties officeooo:rsid="00f8b953"/>
    </style:style>
    <style:style style:name="T7" style:family="text">
      <style:text-properties officeooo:rsid="00f9114b"/>
    </style:style>
    <style:style style:name="T8" style:family="text">
      <style:text-properties officeooo:rsid="00f97772"/>
    </style:style>
    <style:style style:name="T9" style:family="text">
      <style:text-properties officeooo:rsid="00fb499d"/>
    </style:style>
    <style:style style:name="T10" style:family="text">
      <style:text-properties officeooo:rsid="00fd616f"/>
    </style:style>
    <style:style style:name="T11" style:family="text">
      <style:text-properties officeooo:rsid="00fe606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納品先名">自社内　納</text:p>
      <text:p text:style-name="P6"/>
      <text:p text:style-name="P5"><text:span text:style-name="T5">SakiMotion_RH7</text:span> </text:p>
      <text:p text:style-name="P3">20<text:span text:style-name="T2">24</text:span>/10<text:span text:style-name="T2">/</text:span><text:span text:style-name="T11">09</text:span><text:span text:style-name="T2"> <text:s/>- <text:s/>2024/</text:span><text:span text:style-name="T4">10</text:span><text:span text:style-name="T2">/</text:span><text:span text:style-name="T4">0</text:span><text:span text:style-name="T11">9</text:span></text:p>
      <text:p text:style-name="P2">有）咲和惟　三枝克之</text:p>
      <text:p text:style-name="P2">〒<text:span text:style-name="T1">916-0019 福井県</text:span>鯖江市丸山町１－５－５</text:p>
      <text:p text:style-name="P2">TEL 0778-51-6859 <text:s/>FAX 0778-51-5875</text:p>
      <text:table-of-content text:style-name="Sect1" text:protected="true" text:name="Table of Contents1">
        <text:table-of-content-source text:outline-level="10">
          <text:index-title-template text:style-name="Contents_20_Heading">内容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内容</text:p>
          </text:index-title>
          <text:p text:style-name="P10"><text:a xlink:type="simple" xlink:href="#__RefHeading___Toc788_3759503692" text:style-name="Index_20_Link" text:visited-style-name="Index_20_Link"><text:s/>1 <text:s/>概要<text:tab/>2</text:a></text:p>
          <text:p text:style-name="P10"><text:a xlink:type="simple" xlink:href="#__RefHeading___Toc415_1915320744" text:style-name="Index_20_Link" text:visited-style-name="Index_20_Link"><text:s/>2 <text:s/>GitHub<text:tab/>2</text:a></text:p>
          <text:p text:style-name="P11"><text:a xlink:type="simple" xlink:href="#__RefHeading___Toc419_1915320744" text:style-name="Index_20_Link" text:visited-style-name="Index_20_Link"><text:s/>2.1 <text:s/>リポジトリ<text:tab/>2</text:a></text:p>
          <text:p text:style-name="P11"><text:a xlink:type="simple" xlink:href="#__RefHeading___Toc276_3549878629" text:style-name="Index_20_Link" text:visited-style-name="Index_20_Link"><text:s/>2.2 <text:s/>ブランチ・サブフォルダ<text:tab/>2</text:a></text:p>
          <text:p text:style-name="P10"><text:a xlink:type="simple" xlink:href="#__RefHeading___Toc390_2632390917" text:style-name="Index_20_Link" text:visited-style-name="Index_20_Link"><text:s/>3 <text:s/>コンパイル・デバッグ環境<text:tab/>2</text:a></text:p>
          <text:p text:style-name="P11"><text:a xlink:type="simple" xlink:href="#__RefHeading___Toc392_2632390917" text:style-name="Index_20_Link" text:visited-style-name="Index_20_Link"><text:s/>3.1 <text:s/>主開発機・フォルダ<text:tab/>2</text:a></text:p>
          <text:p text:style-name="P11"><text:a xlink:type="simple" xlink:href="#__RefHeading___Toc394_2632390917" text:style-name="Index_20_Link" text:visited-style-name="Index_20_Link"><text:s/>3.2 <text:s/>コンパイラ・プラグイン<text:tab/>2</text:a></text:p>
          <text:p text:style-name="P10"><text:a xlink:type="simple" xlink:href="#__RefHeading___Toc396_2632390917" text:style-name="Index_20_Link" text:visited-style-name="Index_20_Link"><text:s/>4 <text:s/>アプリプログラムのファイル構成<text:tab/>3</text:a></text:p>
          <text:p text:style-name="P10"><text:a xlink:type="simple" xlink:href="#__RefHeading___Toc425_1915320744" text:style-name="Index_20_Link" text:visited-style-name="Index_20_Link"><text:s/>5 <text:s/>インストーラー、付帯ファイル<text:tab/>3</text:a></text:p>
          <text:p text:style-name="P10"><text:a xlink:type="simple" xlink:href="#__RefHeading___Toc1648_2465647276" text:style-name="Index_20_Link" text:visited-style-name="Index_20_Link"><text:s/>6 <text:s/>注意点<text:tab/>3</text:a></text:p>
          <text:p text:style-name="P10"><text:a xlink:type="simple" xlink:href="#__RefHeading___Toc2475_2465647276" text:style-name="Index_20_Link" text:visited-style-name="Index_20_Link"><text:s/>7 <text:s/>検討<text:tab/>4</text:a></text:p>
          <text:p text:style-name="P11"><text:a xlink:type="simple" xlink:href="#__RefHeading___Toc286_3549878629" text:style-name="Index_20_Link" text:visited-style-name="Index_20_Link"><text:s/>7.1 <text:s/>モーション分解<text:tab/>4</text:a></text:p>
          <text:p text:style-name="P12"><text:a xlink:type="simple" xlink:href="#__RefHeading___Toc419_2632390917" text:style-name="Index_20_Link" text:visited-style-name="Index_20_Link"><text:s/>7.1.1 <text:s/>東海さんのD-Fiveのクラスのインポートを検討<text:tab/>4</text:a></text:p>
          <text:p text:style-name="P12"><text:a xlink:type="simple" xlink:href="#__RefHeading___Toc421_2632390917" text:style-name="Index_20_Link" text:visited-style-name="Index_20_Link"><text:s/>7.1.2 <text:s/>Pythonのロボットキネマティックを検討<text:tab/>4</text:a></text:p>
          <text:p text:style-name="P11"><text:a xlink:type="simple" xlink:href="#__RefHeading___Toc434_2632390917" text:style-name="Index_20_Link" text:visited-style-name="Index_20_Link"><text:s/>7.2 <text:s/>鯖江精機のOPMへの適用（４軸加工を検討中）<text:tab/>4</text:a></text:p>
        </text:index-body>
      </text:table-of-content>
      <text:h text:style-name="P14" text:outline-level="1"/>
      <text:h text:style-name="P19" text:outline-level="1"><text:bookmark-start text:name="__RefHeading___Toc788_3759503692"/>概要<text:bookmark-end text:name="__RefHeading___Toc788_3759503692"/></text:h>
      <text:p text:style-name="P7"/>
      <text:p text:style-name="P27">ライノセラスのNURBS曲面からツールパスを生成する</text:p>
      <text:p text:style-name="P8">一般的なGコード、もしくは、ローランドのRML1コードのファイルを生成する。</text:p>
      <text:p text:style-name="P8">ライノセラスのプラグインとしてビルドする。</text:p>
      <text:p text:style-name="P8"/>
      <text:h text:style-name="P15" text:outline-level="1"><text:bookmark-start text:name="__RefHeading___Toc415_1915320744"/>GitHub<text:bookmark-end text:name="__RefHeading___Toc415_1915320744"/></text:h>
      <text:h text:style-name="P21" text:outline-level="2"><text:bookmark-start text:name="__RefHeading___Toc419_1915320744"/>リポジトリ<text:bookmark-end text:name="__RefHeading___Toc419_1915320744"/></text:h>
      <text:p text:style-name="P4"><text:a xlink:type="simple" xlink:href="https://github.com/k-s-saki/SAKI-Motion" text:style-name="Internet_20_link" text:visited-style-name="Visited_20_Internet_20_Link">https://github.com/k-s-saki/SAKI-Motion</text:a></text:p>
      <text:p text:style-name="P4"/>
      <text:h text:style-name="P22" text:outline-level="2"><text:bookmark-start text:name="__RefHeading___Toc276_3549878629"/>ブランチ・サブフォルダ<text:bookmark-end text:name="__RefHeading___Toc276_3549878629"/></text:h>
      <text:p text:style-name="P9">main</text:p>
      <text:p text:style-name="P4"/>
      <text:h text:style-name="P16" text:outline-level="1"><text:bookmark-start text:name="__RefHeading___Toc390_2632390917"/><text:span text:style-name="T3">コンパイル・デバッグ環境</text:span><text:bookmark-end text:name="__RefHeading___Toc390_2632390917"/></text:h>
      <text:h text:style-name="Heading_20_2" text:outline-level="2"><text:bookmark-start text:name="__RefHeading___Toc392_2632390917"/>主開発機・フォルダ<text:bookmark-end text:name="__RefHeading___Toc392_2632390917"/></text:h>
      <text:p text:style-name="P34">￥￥<text:span text:style-name="T6">WS1￥ N:\GitHub\SAKI-Motion</text:span></text:p>
      <text:h text:style-name="Heading_20_2" text:outline-level="2"><text:bookmark-start text:name="__RefHeading___Toc394_2632390917"/>コンパイラ・プラグイン<text:bookmark-end text:name="__RefHeading___Toc394_2632390917"/></text:h>
      <text:p text:style-name="P34">VisualStudio <text:span text:style-name="T6">Community Edition 2019</text:span></text:p>
      <text:p text:style-name="P36">Rhino<text:span text:style-name="T6">Common Templates for V6 </text:span><text:span text:style-name="T7">(V7もあるがV6を使って作成した）</text:span></text:p>
      <text:h text:style-name="P26" text:outline-level="2" text:is-list-header="true"/>
      <text:h text:style-name="P13" text:outline-level="1"/>
      <text:h text:style-name="P20" text:outline-level="1"><text:bookmark-start text:name="__RefHeading___Toc396_2632390917"/>アプリプログラムのファイル構成<text:bookmark-end text:name="__RefHeading___Toc396_2632390917"/></text:h>
      <text:p text:style-name="P30">N:GitHub\SAKI-Motion　Saki<text:span text:style-name="T7">Motion.sln<text:tab/><text:tab/>VSソリューション</text:span></text:p>
      <text:p text:style-name="P30"><text:span text:style-name="T7">RH7<text:tab/></text:span></text:p>
      <text:p text:style-name="P30"><text:tab/><text:span text:style-name="T7">EditBaseForm.cs <text:tab/>各編集のベースとなる抽象フォーム</text:span></text:p>
      <text:p text:style-name="P30"><text:tab/>EditPath.<text:span text:style-name="T7">cs<text:tab/><text:tab/>パスの編集フォーム</text:span></text:p>
      <text:p text:style-name="P30"><text:tab/><text:span text:style-name="T7">EditPost.cs<text:tab/><text:tab/>ポストの編集フォーム</text:span></text:p>
      <text:p text:style-name="P30"><text:tab/><text:span text:style-name="T7">EditTool.cs<text:tab/><text:tab/>ツールの編集フォーム</text:span></text:p>
      <text:p text:style-name="P30"><text:tab/><text:span text:style-name="T8">CmdProfileCutPanel.cs<text:tab/>コマンドとパネル</text:span></text:p>
      <text:p text:style-name="P30"><text:span text:style-name="T8">RH7￥scripts</text:span></text:p>
      <text:p text:style-name="P30"><text:tab/>S<text:span text:style-name="T8">kProfileCutConvert.py<text:tab/>曲線を直線に分解するスクリプト</text:span></text:p>
      <text:p text:style-name="P30"><text:tab/><text:span text:style-name="T8">SkProfileCutDelete.py<text:tab/>不可視のレイヤー内のオブジェクトを削除</text:span></text:p>
      <text:p text:style-name="P30"/>
      <text:p text:style-name="P30"/>
      <text:h text:style-name="P17" text:outline-level="1"><text:bookmark-start text:name="__RefHeading___Toc425_1915320744"/>インストーラー、付帯ファイル<text:bookmark-end text:name="__RefHeading___Toc425_1915320744"/></text:h>
      <text:p text:style-name="P29">N:\GitHub\SAKI-Motion\RH7\Installer</text:p>
      <text:p text:style-name="P30">Copy<text:span text:style-name="T7">InstallFiles.bat　</text:span></text:p>
      <text:p text:style-name="P30"><text:span text:style-name="T7">インストーラーを作成する前に、必要なファイルをインストーラーフォルダへコピー</text:span></text:p>
      <text:p text:style-name="P30">ファイルの名前が古いので更新すること</text:p>
      <text:p text:style-name="P30"/>
      <text:p text:style-name="P30">ProfileCut<text:span text:style-name="T7">7.iss 　ファイル名が古いので更新すること</text:span></text:p>
      <text:p text:style-name="P30"/>
      <text:p text:style-name="P30"/>
      <text:h text:style-name="Heading_20_1" text:outline-level="1"><text:bookmark-start text:name="__RefHeading___Toc1648_2465647276"/>注意点<text:bookmark-end text:name="__RefHeading___Toc1648_2465647276"/></text:h>
      <text:h text:style-name="P23" text:outline-level="2"/>
      <text:h text:style-name="P18" text:outline-level="1"><text:bookmark-start text:name="__RefHeading___Toc2475_2465647276"/>検討<text:bookmark-end text:name="__RefHeading___Toc2475_2465647276"/></text:h>
      <text:h text:style-name="P24" text:outline-level="2"><text:bookmark-start text:name="__RefHeading___Toc286_3549878629"/>モーション分解<text:line-break/><text:bookmark-end text:name="__RefHeading___Toc286_3549878629"/></text:h>
      <text:p text:style-name="P31">位置＋法線をモーション軸に分解</text:p>
      <text:p text:style-name="P33">機械を定義するときに、モーション分解を選択できるようにしたい。</text:p>
      <text:p text:style-name="P33"/>
      <text:h text:style-name="Heading_20_3" text:outline-level="3"><text:bookmark-start text:name="__RefHeading___Toc419_2632390917"/>東海さんのD-Fiveのクラスのインポートを検討<text:bookmark-end text:name="__RefHeading___Toc419_2632390917"/></text:h>
      <text:p text:style-name="P29">Matrix<text:span text:style-name="T9">Job.vbに定義あり（AIでC#に変換できるか？）</text:span></text:p>
      <text:p text:style-name="P29">５軸固定</text:p>
      <text:p text:style-name="P29"/>
      <text:h text:style-name="Heading_20_3" text:outline-level="3"><text:bookmark-start text:name="__RefHeading___Toc421_2632390917"/>Pythonのロボットキネマティックを検討<text:bookmark-end text:name="__RefHeading___Toc421_2632390917"/></text:h>
      <text:p text:style-name="Text_20_body">Pyth<text:span text:style-name="T9">on-C#のバインディングをどうするか？</text:span></text:p>
      <text:p text:style-name="Text_20_body">速さは実用的か？</text:p>
      <text:p text:style-name="Text_20_body"/>
      <text:h text:style-name="P25" text:outline-level="2"><text:bookmark-start text:name="__RefHeading___Toc434_2632390917"/>鯖江精機のOPMへの適用<text:span text:style-name="T10">（４軸加工を検討中）</text:span><text:bookmark-end text:name="__RefHeading___Toc434_2632390917"/></text:h>
      <text:p text:style-name="P32"/>
      <text:p text:style-name="P33">OPTiCAMのツール等の定義ファイル等をインポートできるか？</text:p>
      <text:p text:style-name="P33">ユーザーCADをライノへの変更は可能？</text:p>
      <text:p text:style-name="P37"/>
      <text:p text:style-name="P29"/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メイリオ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.499cm" fo:margin-right="0cm" fo:text-indent="0cm" style:auto-text-indent="fals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font-size="110%" fo:font-weight="bold" style:font-size-asian="110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/>
      <style:text-properties fo:font-size="103%" fo:font-weight="bold" style:font-size-asian="103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style:writing-mode="page"/>
      <style:text-properties fo:font-size="120%" fo:font-weight="bold" style:font-size-asian="12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20pt" fo:font-weight="normal" style:font-name-asian="メイリオ" style:font-family-asian="メイリオ" style:font-style-name-asian="レギュラー" style:font-family-generic-asian="modern" style:font-pitch-asian="variable" style:font-size-asian="20pt" style:font-weight-asian="normal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 style:writing-mode="pag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1pt" style:font-size-asian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1pt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納品先名" style:family="paragraph" style:parent-style-name="Subtitle">
      <style:paragraph-properties fo:margin-left="0cm" fo:margin-right="0cm" fo:text-indent="0cm" style:auto-text-indent="false" style:writing-mode="page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cm" fo:margin-left="3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3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4-09T13:25:49.272000000</meta:creation-date>
    <meta:generator>LibreOffice/7.1.7.2$Windows_X86_64 LibreOffice_project/c6a4e3954236145e2acb0b65f68614365aeee33f</meta:generator>
    <dc:date>2024-10-09T16:06:58.642000000</dc:date>
    <meta:editing-duration>P7DT11H19M37S</meta:editing-duration>
    <meta:editing-cycles>111</meta:editing-cycles>
    <meta:print-date>2024-10-06T17:56:40.646000000</meta:print-date>
    <meta:document-statistic meta:table-count="0" meta:image-count="0" meta:object-count="0" meta:page-count="4" meta:paragraph-count="70" meta:word-count="814" meta:character-count="1450" meta:non-whitespace-character-count="1312"/>
  </office:meta>
</office:document-meta>
</file>